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8a4f1" officeooo:paragraph-rsid="0018a4f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font-weight="bold" officeooo:rsid="0018a4f1" officeooo:paragraph-rsid="0018a4f1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.339cm" style:contextual-spacing="false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339cm" style:contextual-spacing="false" fo:text-align="justify" style:justify-single-word="false" fo:text-indent="0cm" style:auto-text-indent="false"/>
    </style:style>
    <style:style style:name="T1" style:family="text">
      <style:text-properties style:font-name="Arial-BoldMT" fo:font-size="13pt" fo:font-weight="bold" style:font-size-asian="13pt" style:font-weight-asian="bold"/>
    </style:style>
    <style:style style:name="T2" style:family="text">
      <style:text-properties style:font-name="Arial-BoldMT" fo:font-size="13pt" fo:font-weight="bold" officeooo:rsid="0018a4f1" style:font-size-asian="13pt" style:font-weight-asian="bold"/>
    </style:style>
    <style:style style:name="T3" style:family="text">
      <style:text-properties style:font-name="Arial-BoldMT" fo:font-size="11pt" fo:font-weight="bold" style:font-size-asian="11pt" style:font-weight-asian="bold"/>
    </style:style>
    <style:style style:name="T4" style:family="text">
      <style:text-properties style:font-name="ArialMT" fo:font-size="11pt" style:font-size-asian="11pt"/>
    </style:style>
    <style:style style:name="T5" style:family="text">
      <style:text-properties style:font-name="ArialMT" fo:font-size="11pt" fo:font-weight="normal" style:font-size-asian="11pt" style:font-weight-asian="normal" style:font-weight-complex="normal"/>
    </style:style>
    <style:style style:name="T6" style:family="text">
      <style:text-properties officeooo:rsid="0018a4f1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<text:s text:c="19"/>Requerimiento técnico </text:span><text:span text:style-name="T2">de reto técnico Culqi</text:span></text:p>
      <text:p text:style-name="P2" loext:marker-style-name="T4"><text:span text:style-name="T4"/></text:p>
      <text:p text:style-name="P1" loext:marker-style-name="T4"><text:span text:style-name="T4">Indicaciones:</text:span></text:p>
      <text:p text:style-name="P2" loext:marker-style-name="T4"><text:span text:style-name="T4"/></text:p>
      <text:p text:style-name="P2" loext:marker-style-name="T4"><text:span text:style-name="T4">Las tecnologías a utilizar en la prueba son las siguientes:</text:span><text:span text:style-name="T4"/></text:p>
      <text:p text:style-name="P2" loext:marker-style-name="T4"><text:span text:style-name="T4"/></text:p>
      <text:p text:style-name="P2" loext:marker-style-name="T4"><text:span text:style-name="T4">- </text:span><text:span text:style-name="T3">Desarrollo Backend</text:span><text:span text:style-name="T4">: TypeScript, nodejs</text:span></text:p>
      <text:p text:style-name="P2" loext:marker-style-name="T4"><text:span text:style-name="T4">- </text:span><text:span text:style-name="T3">Servicio AWS: </text:span><text:span text:style-name="T4">EKS (Deploy de la app) o en Local</text:span></text:p>
      <text:p text:style-name="P2" loext:marker-style-name="T4"><text:span text:style-name="T4">- </text:span><text:span text:style-name="T3">BD no relacional</text:span><text:span text:style-name="T4">: Redis</text:span></text:p>
      <text:p text:style-name="P2" loext:marker-style-name="T4"><text:span text:style-name="T4">- </text:span><text:span text:style-name="T3">Test</text:span><text:span text:style-name="T4">:</text:span><text:span text:style-name="T3">Unitarios</text:span><text:span text:style-name="T4">: Jest / jest - koa -mocks</text:span></text:p>
      <text:p text:style-name="P2" loext:marker-style-name="T4"><text:span text:style-name="T4"/></text:p>
      <text:p text:style-name="P2" loext:marker-style-name="T4"><text:span text:style-name="T4">El package.json del proyecto debe tener 2 comandos:</text:span><text:span text:style-name="T4"/></text:p>
      <text:p text:style-name="P2" loext:marker-style-name="T4"><text:span text:style-name="T4"/></text:p>
      <text:p text:style-name="P2" loext:marker-style-name="T4"><text:span text:style-name="T4">1. Comando para compilar TypeScript y generar el build de la aplicación que</text:span><text:span text:style-name="T4"/></text:p>
      <text:p text:style-name="P2" loext:marker-style-name="T4"><text:span text:style-name="T4">debe exponer los métodos que serán utilizados en el servicio de EKS o</text:span><text:span text:style-name="T4"/></text:p>
      <text:p text:style-name="P2" loext:marker-style-name="T4"><text:span text:style-name="T4">de forma local.</text:span><text:span text:style-name="T4"/></text:p>
      <text:p text:style-name="P2" loext:marker-style-name="T4"><text:span text:style-name="T4"/></text:p>
      <text:p text:style-name="P2" loext:marker-style-name="T4"><text:span text:style-name="T4">2. Comando para ejecutar los test de la aplicación en un entorno local.</text:span></text:p>
      <text:p text:style-name="P2" loext:marker-style-name="T4"><text:span text:style-name="T4">El proyecto deberá tener un README.MD con la descripción de los pasos a seguir</text:span><text:span text:style-name="T4"/></text:p>
      <text:p text:style-name="P2" loext:marker-style-name="T4"><text:span text:style-name="T4">para poder levantar el proyecto en un entorno local y así poder ejecutar los 2</text:span><text:span text:style-name="T4"/></text:p>
      <text:p text:style-name="P2"><text:span text:style-name="T4">comandos de npm.</text:span></text:p>
      <text:p text:style-name="P2"><text:span text:style-name="T4"/></text:p>
      <text:p text:style-name="P1"><text:span text:style-name="T4">Resolución:</text:span></text:p>
      <text:p text:style-name="P1"><text:span text:style-name="T4"/></text:p>
      <text:p text:style-name="P3"><text:span text:style-name="T5">Se utilizo el framework de Nestjs y se realizaron pruebas con Jest. Luego se desplegó la aplicación en un docker-compose y luego a un minikube</text:span><text:span text:style-name="T4">.</text:span></text:p>
      <text:p text:style-name="P5">Al termino de desarrollar la api se realizo las pruebas locaales con ayuda de estos comandos:</text:p>
      <text:p text:style-name="P4">$ npm run build</text:p>
      <text:p text:style-name="P4">$ npm run start:dev</text:p>
      <text:p text:style-name="P5">Para ejecutar las <text:span text:style-name="T6">3</text:span> pruebas se util<text:span text:style-name="T6">i</text:span>zo el comando:</text:p>
      <text:p text:style-name="P4">$ npm test</text:p>
      <text:p text:style-name="P5">se deplegó un redis contenerizado utilizando el archivo docker-compose con la ayuda del siguiente comando:</text:p>
      <text:p text:style-name="P4">$ docker-compose up</text:p>
      <text:p text:style-name="P5">Luego de ello se realizaron las pruebas correspondientes con el postman y despues se añadio al archivo de docker-compose, la configuracion para dockerizar la api desarrollada. Luego de levantar los dos contedores( api y redis) con docker-compose up, se realizo un archivo de manifiesto llamado deployment.yml para levantarlo en un minukube. Los comandos para realizar el deploy en minikube fueron:</text:p>
      <text:p text:style-name="P4">$ minikube start</text:p>
      <text:p text:style-name="P4">$ kubectl get pods</text:p>
      <text:p text:style-name="P4">$ kubectl get services</text:p>
      <text:p text:style-name="P5"><text:span text:style-name="T9">$ kubectl apply -f deployment.yaml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5:30:54.447000000</meta:creation-date>
    <dc:date>2023-11-12T15:35:34.505000000</dc:date>
    <meta:editing-duration>PT4M41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9" meta:word-count="284" meta:character-count="1696" meta:non-whitespace-character-count="1422"/>
  </office:meta>
</office:document-meta>
</file>